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OpenSymbol" svg:font-family="OpenSymbol" style:font-charset="x-symbol"/>
    <style:font-face style:name="Tahoma" svg:font-family="Tahoma" style:font-family-generic="system" style:font-pitch="variable"/>
    <style:font-face style:name="Times" svg:font-family="Times"/>
  </office:font-face-decls>
  <office:automatic-styles>
    <style:style style:name="P1" style:family="paragraph" style:parent-style-name="Standard">
      <style:paragraph-properties fo:margin-top="0.1665in" fo:margin-bottom="0.0835in" style:contextual-spacing="false" fo:text-align="center" style:justify-single-word="false"/>
      <style:text-properties style:font-name="Times" fo:font-size="14pt"/>
    </style:style>
    <style:style style:name="P2" style:family="paragraph" style:parent-style-name="Standard">
      <style:paragraph-properties fo:margin-top="0in" fo:margin-bottom="0.0972in" style:contextual-spacing="false" fo:line-height="115%"/>
      <style:text-properties style:font-name="Times" fo:font-size="12pt"/>
    </style:style>
    <style:style style:name="P3" style:family="paragraph" style:parent-style-name="Standard">
      <style:paragraph-properties fo:margin-top="0in" fo:margin-bottom="0.0972in" style:contextual-spacing="false" fo:line-height="115%"/>
      <style:text-properties style:font-name="Times" fo:font-size="14pt" fo:font-weight="bold"/>
    </style:style>
    <style:style style:name="P4" style:family="paragraph" style:parent-style-name="Standard">
      <style:paragraph-properties fo:margin-top="0in" fo:margin-bottom="0.0972in" style:contextual-spacing="false" fo:line-height="115%"/>
      <style:text-properties style:font-name="Times" fo:font-size="14pt" fo:font-style="italic"/>
    </style:style>
    <style:style style:name="P5" style:family="paragraph" style:parent-style-name="Standard">
      <style:paragraph-properties fo:line-height="115%"/>
      <style:text-properties style:font-name="Times" fo:font-size="12pt"/>
    </style:style>
    <style:style style:name="P6" style:family="paragraph" style:parent-style-name="Standard">
      <style:paragraph-properties fo:margin-top="0in" fo:margin-bottom="0.0972in" style:contextual-spacing="false" fo:line-height="115%"/>
      <style:text-properties style:font-name="Times" fo:font-size="12pt" officeooo:paragraph-rsid="005fef1f"/>
    </style:style>
    <style:style style:name="P7" style:family="paragraph" style:parent-style-name="Standard">
      <style:paragraph-properties fo:margin-top="0in" fo:margin-bottom="0.0972in" style:contextual-spacing="false" fo:line-height="115%"/>
      <style:text-properties fo:color="#222222" loext:opacity="100%" style:font-name="Times" fo:font-size="12pt" fo:font-weight="bold" fo:background-color="#ffffff"/>
    </style:style>
    <style:style style:name="P8" style:family="paragraph" style:parent-style-name="Standard">
      <style:text-properties fo:color="#222222" loext:opacity="100%" style:font-name="Times" fo:font-size="10pt" fo:letter-spacing="normal"/>
    </style:style>
    <style:style style:name="P9" style:family="paragraph" style:parent-style-name="Text_20_body">
      <style:paragraph-properties fo:line-height="115%"/>
      <style:text-properties officeooo:paragraph-rsid="005696bc"/>
    </style:style>
    <style:style style:name="T1" style:family="text">
      <style:text-properties fo:font-size="18pt"/>
    </style:style>
    <style:style style:name="T2" style:family="text">
      <style:text-properties fo:font-weight="bold"/>
    </style:style>
    <style:style style:name="T3" style:family="text">
      <style:text-properties fo:font-weight="bold" fo:background-color="#ffffd7" loext:char-shading-value="0"/>
    </style:style>
    <style:style style:name="T4" style:family="text">
      <style:text-properties fo:font-weight="bold" officeooo:rsid="00057164"/>
    </style:style>
    <style:style style:name="T5" style:family="text">
      <style:text-properties fo:font-weight="bold" officeooo:rsid="005e0902"/>
    </style:style>
    <style:style style:name="T6" style:family="text">
      <style:text-properties fo:font-style="italic"/>
    </style:style>
    <style:style style:name="T7" style:family="text">
      <style:text-properties fo:font-style="italic" fo:background-color="transparent" loext:char-shading-value="0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4ea11" style:font-style-asian="italic" style:font-style-complex="italic"/>
    </style:style>
    <style:style style:name="T10" style:family="text">
      <style:text-properties fo:font-style="italic" officeooo:rsid="00269e00" style:font-style-asian="italic" style:font-style-complex="italic"/>
    </style:style>
    <style:style style:name="T11" style:family="text">
      <style:text-properties fo:font-style="italic" officeooo:rsid="002a35af" style:font-style-asian="italic" style:font-style-complex="italic"/>
    </style:style>
    <style:style style:name="T12" style:family="text">
      <style:text-properties fo:background-color="#ffffd7" loext:char-shading-value="0"/>
    </style:style>
    <style:style style:name="T13" style:family="text">
      <style:text-properties style:text-position="super 100%"/>
    </style:style>
    <style:style style:name="T14" style:family="text">
      <style:text-properties fo:color="#222222" loext:opacity="100%" fo:letter-spacing="normal"/>
    </style:style>
    <style:style style:name="T15" style:family="text">
      <style:text-properties fo:color="#222222" loext:opacity="100%" fo:font-style="normal" fo:background-color="#ffffff" loext:char-shading-value="0" style:font-style-asian="normal" style:font-style-complex="normal"/>
    </style:style>
    <style:style style:name="T16" style:family="text">
      <style:text-properties fo:color="#222222" loext:opacity="100%" fo:font-style="normal" officeooo:rsid="00175364" fo:background-color="#ffffff" loext:char-shading-value="0" style:font-style-asian="normal" style:font-style-complex="normal"/>
    </style:style>
    <style:style style:name="T17" style:family="text">
      <style:text-properties fo:font-size="14pt"/>
    </style:style>
    <style:style style:name="T18" style:family="text">
      <style:text-properties fo:font-size="14pt" fo:font-weight="bold"/>
    </style:style>
    <style:style style:name="T19" style:family="text">
      <style:text-properties fo:color="#000000" loext:opacity="100%" fo:letter-spacing="normal"/>
    </style:style>
    <style:style style:name="T20" style:family="text">
      <style:text-properties fo:color="#000000" loext:opacity="100%" fo:letter-spacing="normal" officeooo:rsid="0002e88e"/>
    </style:style>
    <style:style style:name="T21" style:family="text">
      <style:text-properties fo:color="#000000" loext:opacity="100%" fo:letter-spacing="normal" officeooo:rsid="000378b8"/>
    </style:style>
    <style:style style:name="T22" style:family="text">
      <style:text-properties fo:color="#000000" loext:opacity="100%" fo:letter-spacing="normal" officeooo:rsid="000c51ef"/>
    </style:style>
    <style:style style:name="T23" style:family="text">
      <style:text-properties fo:color="#000000" loext:opacity="100%" fo:letter-spacing="normal" officeooo:rsid="005696bc"/>
    </style:style>
    <style:style style:name="T24" style:family="text">
      <style:text-properties fo:color="#000000" loext:opacity="100%" fo:font-size="14pt" fo:letter-spacing="normal" officeooo:rsid="005696bc"/>
    </style:style>
    <style:style style:name="T25" style:family="text">
      <style:text-properties fo:color="#000000" loext:opacity="100%" fo:font-size="12pt" fo:letter-spacing="normal"/>
    </style:style>
    <style:style style:name="T26" style:family="text">
      <style:text-properties fo:color="#000000" loext:opacity="100%" fo:font-size="12pt" fo:letter-spacing="normal" officeooo:rsid="005696bc"/>
    </style:style>
    <style:style style:name="T27" style:family="text">
      <style:text-properties fo:color="#0f0f0f" loext:opacity="100%" fo:letter-spacing="normal"/>
    </style:style>
    <style:style style:name="T28" style:family="text">
      <style:text-properties fo:color="#555555" loext:opacity="100%" fo:letter-spacing="normal"/>
    </style:style>
    <style:style style:name="T29" style:family="text">
      <style:text-properties officeooo:rsid="000ac36c"/>
    </style:style>
    <style:style style:name="T30" style:family="text">
      <style:text-properties fo:font-style="normal" fo:background-color="transparent" loext:char-shading-value="0" style:font-style-asian="normal" style:font-style-complex="normal"/>
    </style:style>
    <style:style style:name="T31" style:family="text">
      <style:text-properties fo:font-style="normal" officeooo:rsid="00168493" fo:background-color="transparent" loext:char-shading-value="0" style:font-style-asian="normal" style:font-style-complex="normal"/>
    </style:style>
    <style:style style:name="T32" style:family="text">
      <style:text-properties fo:font-style="normal" fo:font-weight="bold" fo:background-color="transparent" loext:char-shading-value="0" style:font-style-asian="normal" style:font-style-complex="normal"/>
    </style:style>
    <style:style style:name="T33" style:family="text">
      <style:text-properties fo:font-style="normal" fo:font-weight="bold" officeooo:rsid="00168493" fo:background-color="transparent" loext:char-shading-value="0" style:font-style-asian="normal" style:font-style-complex="normal"/>
    </style:style>
    <style:style style:name="T34" style:family="text">
      <style:text-properties fo:font-style="normal" fo:font-weight="bold" officeooo:rsid="00175364" fo:background-color="transparent" loext:char-shading-value="0" style:font-style-asian="normal" style:font-style-complex="normal"/>
    </style:style>
    <style:style style:name="T35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7545a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a0069" fo:background-color="transparent" loext:char-shading-value="0" style:font-style-asian="normal" style:font-weight-asian="normal" style:font-style-complex="normal" style:font-weight-complex="normal"/>
    </style:style>
    <style:style style:name="T38" style:family="text">
      <style:text-properties officeooo:rsid="00269e00"/>
    </style:style>
    <style:style style:name="T39" style:family="text">
      <style:text-properties officeooo:rsid="002a35af"/>
    </style:style>
    <style:style style:name="T40" style:family="text">
      <style:text-properties officeooo:rsid="0034b503"/>
    </style:style>
    <style:style style:name="T41" style:family="text">
      <style:text-properties fo:font-size="12pt" fo:font-style="normal" officeooo:rsid="0045ac39" style:font-size-asian="10.5pt" style:font-style-asian="normal" style:font-size-complex="12pt" style:font-style-complex="normal"/>
    </style:style>
    <style:style style:name="T42" style:family="text">
      <style:text-properties fo:font-size="12pt" fo:font-style="normal" officeooo:rsid="00468c25" style:font-size-asian="10.5pt" style:font-style-asian="normal" style:font-size-complex="12pt" style:font-style-complex="normal"/>
    </style:style>
    <style:style style:name="T43" style:family="text">
      <style:text-properties fo:font-size="12pt" fo:font-style="normal" officeooo:rsid="004806d9" style:font-size-asian="10.5pt" style:font-style-asian="normal" style:font-size-complex="12pt" style:font-style-complex="normal"/>
    </style:style>
    <style:style style:name="T44" style:family="text">
      <style:text-properties fo:font-size="12pt" fo:font-style="normal" officeooo:rsid="004fecb0" style:font-size-asian="10.5pt" style:font-style-asian="normal" style:font-size-complex="12pt" style:font-style-complex="normal"/>
    </style:style>
    <style:style style:name="T45" style:family="text">
      <style:text-properties fo:font-size="12pt" fo:font-style="normal" officeooo:rsid="00521fc0" style:font-size-asian="10.5pt" style:font-style-asian="normal" style:font-size-complex="12pt" style:font-style-complex="normal"/>
    </style:style>
    <style:style style:name="T46" style:family="text">
      <style:text-properties officeooo:rsid="005fef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Как соединяются философия, политика и экономика?<text:line-break/></text:span>Сергей Стеблев<text:span text:style-name="T1"><text:line-break/></text:span><text:line-break/>Силлабус. Бакалавриат МВШСиЭН, весенний семестр 2023.</text:p>
      <text:p text:style-name="P3">1. Маркс</text:p>
      <text:p text:style-name="P9"><text:s/><text:tab/>Этот раздел курса предсказуемо состоит из трех примерных частей, помещенных в следующем порядке: (1) политика, (2) философия, (3) политическая экономия. Хотя это разделение условно, оно неплохо ложится на корпус работ Маркса и на его собственные характеристики своих текстов. Однако порядок не хронологичен: в отличие от множества курсов и книг о Марксе, отталкивающихся от последовательности событий в биографии, мы не станем начинать с «молодого, философского» Маркса, а перейдем к «философии» после того, как – при помощи части «политика» – контекст середины 19-го века станет более понятным, а абстрактные ставки «более философских» текстов – более конкретными, наполненными лучше узнаваемым содержанием. <text:line-break/> <text:tab/>В течение всего раздела нас будет интересовать Маркс как практик и как создатель инструментов (для анализа, критики, политического поведения и т.д.) в большей степени чем автор предсказывающих тезисов и особенно в большей степени чем догматик (действительно существовавший или же позднее сконструированный).<text:span text:style-name="T2"><text:line-break/><text:line-break/></text:span>1.1. <text:span text:style-name="T6">Лекция. </text:span><text:span text:style-name="T2">Политика. Анализ хрупкости </text:span><text:span text:style-name="T5">политических институтов современного общества</text:span><text:span text:style-name="T2">.<text:line-break/></text:span>Маркс писал о политике с двумя связанными, но все же различимыми целями: анализ и участие (то есть борьба, агитация). Мы начнем с первого, c анализа, оказавшего огромное влияние на последующее мышление о природе современного государства, о работе его формальных институтов (например, парламента, исполнительной власти), и главное для Маркса – о связи между тем, что происходит внутри них, и тем, что происходит <text:span text:style-name="T6">вне </text:span>их.<text:span text:style-name="T2"><text:line-break/><text:line-break/></text:span><text:span text:style-name="T6">Литература:</text:span><text:span text:style-name="T2"><text:line-break/></text:span>Маркс, К. (1852). Восемнадцатое брюмера Луи Бонапарта. <text:span text:style-name="T12">(Фрагменты.)</text:span><text:line-break/><text:line-break/><text:span text:style-name="T6">Задания: <text:line-break/></text:span>Вопрос перед занятием.<text:span text:style-name="T6"><text:line-break/><text:line-break/>1.2. Лекция. </text:span><text:span text:style-name="T2">Политика. Участие, борьба.<text:line-break/></text:span>За 20<text:span text:style-name="T13">-й</text:span> век взгляд на Маркса стал подчеркнуто академичным: социологи, экономисты, политические исследователи и теоретики создали разнообразных своих «Марксов», в которых им были (и есть) интересны ясные концептуальные схемы понимания реальности – «теории». Однако Маркс не был профессором и огромную часть своей жизни посвятил политической борьбе. Но что такое быть автором, «интеллектуалом», журналистом (а не депутатом или президентом) и при этом участвовать в политике? Сегодня многие считают сам факт академического исследования определенных тем родом политической деятельности. Маркс не пожалел бы язвительных слов в их адрес – блестящие статьи в академических журналах сами по себе не меняют мир. Не умаляя нашего интереса к «теории», стоит увидеть в М. и другое содержание: политическую критику, политическую позицию и искусство политического текста. <text:line-break/><text:span text:style-name="T2"><text:line-break/></text:span><text:span text:style-name="T6">Литература:<text:line-break/></text:span>Маркс, К. Письмо к Руге. (1843).<text:span text:style-name="T3"><text:line-break/></text:span>Маркс, К. Энгельс, Ф. Манифест коммунистической партии. (1848). <text:span text:style-name="T12"><text:line-break/></text:span><text:soft-page-break/><text:span text:style-name="T2"><text:line-break/></text:span><text:span text:style-name="T6">Задания: <text:line-break/></text:span>Вопрос перед занятием.<text:span text:style-name="T2"><text:line-break/><text:line-break/></text:span>1.3. <text:span text:style-name="T6">Семинар.</text:span><text:span text:style-name="T2"> Обсуждение статей о (современном) бонапартизме.<text:line-break/></text:span>На этом семинаре мы – в формате презентаций студентов – <text:span text:style-name="T14">«осовременим»</text:span> Маркса как аналитика политической жизни, а точнее, посмотрим, не осовременила ли его сама окружающая нас действительность (а также наше недавнее прошлое), в которой стабильное сочетание «капитализма в экономике» и «демократии в политике», ставшие привычными во второй половине 20-го века, по всему миру взрываются новыми политическими кризисами, авторитаризмами и проч.<text:line-break/><text:span text:style-name="T2"><text:line-break/></text:span><text:span text:style-name="T6">Задания:</text:span><text:span text:style-name="T2"><text:line-break/></text:span>Презентации статей – см <text:span text:style-name="T6">Задание 1</text:span> ниже. <text:span text:style-name="T2"><text:line-break/></text:span><text:span text:style-name="T17"><text:line-break/></text:span>1.4. <text:span text:style-name="T6">Лекция.</text:span> <text:span text:style-name="T2">Философия?<text:line-break/></text:span>Хотя Маркса стабильно называют (среди прочего) философом, его собственные отношения с философией были довольно конфликтными. На его счету лишь одна «в чистом виде» философская работа – диссертация. Не прошло и <text:span text:style-name="T40">10 лет с ее написания, как</text:span> вместе с Энгельсом М. «свел счеты со своей <text:span text:style-name="T6">прежней</text:span> философской совестью», а свою атаку на «Философию Нищеты» Прудона М. в характерной манере озаглавил «Нищета Философии». При этом не одно поколение исследователей (следуя за ясными намеками М.) отметили влияние Гегеля на метод «Капитала». Наконец в фигуре М. как «главного критика капитализма», казалось бы, должна содержаться и какая-то этическая позиция. Получаются три темы – критика философии <text:span text:style-name="T39">(тесно связанная со специфически младогегельянским понятием </text:span><text:span text:style-name="T11">идеология</text:span><text:span text:style-name="T39">)</text:span>, мышление (метод познания) и этика. Вторую из них мы оставим на «политэкономическую» часть, а двум остальным посвятим это занятие.<text:span text:style-name="T2"><text:line-break/><text:line-break/></text:span><text:span text:style-name="T6">Литература:<text:line-break/></text:span><text:span text:style-name="T17"><text:line-break/></text:span><text:span text:style-name="T6">Задания: <text:line-break/></text:span>Вопрос перед занятием.<text:line-break/><text:span text:style-name="T17"><text:line-break/></text:span>1.5. <text:span text:style-name="T6">Лекция. </text:span><text:span text:style-name="T2">Политическая экономия.<text:line-break/></text:span>П<text:span text:style-name="T19">олитической экономии, то есть научному интересу к материальной жизни и к связанным с ней общественным отношениям, к «экономике», Маркс посвятил десятилетия своей жизни, хотя впоследствии из «марксизма» политическая экономия нередко выпадала, уступая место темам, отчасти рассмотренным ранее. Экономическая</text:span><text:span text:style-name="T26">»</text:span><text:span text:style-name="T19"> мысль Маркса, сконцентрированная в «Капитале» (а также в более ранней «К Критике…», <text:s/>в паре публичных высутплений и многочисленных черновиках), чрезвычайно многогранна, не сводима к паре тезисов – словом, ей не просто так посвящают отдельные курсы. Мы сконцентрируемся на нескольких вопросах. Во-первых, интерес М. к политэкономии не был ни чисто академическим, ни интересом государственных деятелей (стандартных адресатов что политэкономии, что economics), – но тогда зачем заниматься «экономикой»? </text:span><text:span text:style-name="T20">Во-вторых, отличительной чертой анализа М. был</text:span><text:span text:style-name="T21">а методологическая целостность</text:span><text:span text:style-name="T20"> </text:span><text:span text:style-name="T21">(</text:span><text:span text:style-name="T20">холизм</text:span><text:span text:style-name="T21">)</text:span><text:span text:style-name="T20">: капиталистический «способ производства» постулировался им как единая система – но что под этим подразумевается? В-третьих, главным в этой системе для М. была не статика, а динамика, то есть движение и его регулярности, такие как кризисы </text:span><text:span text:style-name="T22">(почему и отчего?)</text:span><text:span text:style-name="T20">. Наконец, эта система, утверждал М, была историческим явлением, а значит, у нее было начало (какое?) и конец (какой?) </text:span><text:span text:style-name="T2"><text:line-break/></text:span><text:span text:style-name="T6"><text:line-break/></text:span><text:soft-page-break/><text:span text:style-name="T6">Литература:<text:line-break/></text:span>Маркс, К. (1858). К критике политической экономии. <text:span text:style-name="T6">Предисловие.<text:line-break/></text:span><text:span text:style-name="T27">Маркс К. Экономические рукописи 1857—1859 гг. Глава 3. Метод политической экономии</text:span><text:span text:style-name="T6"><text:line-break/></text:span>Капитал. т. 1.:<text:line-break/>- <text:s/>Предисловие к первому немецкому изданию.<text:line-break/>- <text:s/>Глава <text:span text:style-name="T29">1. Товар. </text:span><text:span text:style-name="T12"><text:line-break/></text:span><text:span text:style-name="T2"><text:line-break/></text:span><text:span text:style-name="T6">Задания: <text:line-break/>- </text:span>Вопрос перед занятием.<text:line-break/>- Домашнее задание: симулятор динамической системы разделения труда и товарообмена <text:span text:style-name="T38">(см </text:span><text:span text:style-name="T10">Задание 2</text:span><text:span text:style-name="T38">).</text:span><text:line-break/><text:line-break/>1.6. <text:span text:style-name="T6">Лекция.</text:span><text:span text:style-name="T2"> Политическая экономия. </text:span><text:span text:style-name="T4">(</text:span><text:span text:style-name="T2">Продолжение.</text:span><text:span text:style-name="T4">)</text:span><text:span text:style-name="T6"><text:line-break/>Литература:</text:span><text:span text:style-name="T12"><text:line-break/></text:span><text:span text:style-name="T2"><text:line-break/></text:span><text:span text:style-name="T6">Задания: <text:line-break/></text:span>Вопрос перед занятием.<text:line-break/><text:line-break/><text:span text:style-name="T30">1.</text:span><text:span text:style-name="T31">7</text:span><text:span text:style-name="T30">. </text:span><text:span text:style-name="T7">Лекция.</text:span><text:span text:style-name="T30"> </text:span><text:span text:style-name="T32">«</text:span><text:span text:style-name="T33">П</text:span><text:span text:style-name="T32">оздний»</text:span><text:span text:style-name="T30"> </text:span><text:span text:style-name="T32">Маркс и Россия.</text:span><text:span text:style-name="T34">*</text:span><text:span text:style-name="T32"> <text:line-break/></text:span><text:span text:style-name="T35">Бытует мнение, что интерес к Марксу в России </text:span><text:span text:style-name="T37">(</text:span><text:span text:style-name="T35">и тем более – российский марксизм</text:span><text:span text:style-name="T37">)</text:span><text:span text:style-name="T35"> второй половины </text:span><text:span text:style-name="T36">19-го и начала 20-го веков</text:span><text:span text:style-name="T35"> всегда был чем-то вроде дурной шутки, так как крестьянская Россия разительно отличалась от индустриализированных обществ, которым в основном были посвящены и работы, и политические устремления Маркса и Энгельса. В каких своих вариациях этот взгляд скорее обоснован, а в каких – нет?</text:span><text:span text:style-name="T32"><text:line-break/><text:line-break/></text:span><text:span text:style-name="T7">Литература:</text:span><text:span text:style-name="T30"><text:line-break/>Письмо Веры Засулич к Марксу и черновики писем Маркса к Вере Засулич</text:span><text:span text:style-name="T15"><text:line-break/>Некоторые тексты «Народной Воли»<text:line-break/>Shanin, T. Marxism and vernacular revolutionary traditions.<text:line-break/><text:line-break/></text:span><text:span text:style-name="T16">*в зависимости от темпа курса возможно использование этого занятия для завершения предыдущей темы. </text:span></text:p>
      <text:p text:style-name="P7"><text:s text:c="92"/></text:p>
      <text:p text:style-name="P5"><text:span text:style-name="T2">Задания раздела «Маркс»<text:line-break/><text:line-break/></text:span><text:span text:style-name="T6">Задание 1.</text:span><text:line-break/><text:tab/>В группах из 3-4 человек прочтите одну из предложенных статей (см. список ниже) и подготовьте выступление на 8 минут. Используйте не более 2 слайдов (если вы решите пользоваться слайдами). Поскольку слайдов мало, не бойтесь подойти к ним (нему) творчески: диаграмы, рисунки, все что угодно – не старайтесь выглядеть сухо и академично без надобности. <text:line-break/><text:tab/>У выступления две задачи: 1) кратко изложить для остальных студентов основной тезис статьи, 2) критически проанализировать ее, используя «18-го Брюмера» Маркса (и/или материал лекции), то есть сформулировать и обосновать собственное отношение к предложенному в ней анализу. В последнем деле вам могут помочь следующие вопросы: как концепция бонапартизма, используемая в статье, отличается от вытекающей из марксова анализа? К месту ли она? Если в статье делается отсылка к марксовому анализу, насколько достоверно она опирается на него (или же, наоборот, искажает)? Учитывая (как минимум, поверхностную) схожесть контекста, какие аспекты реальности (например, интересы каких-либо общественных классов и др.) не хватает рассматриваемой статье? Помните, что данные вам статьи выбраны для семинара не как признанные идеалы, а как <text:soft-page-break/>интересные примеры применения понятия (бонапартизм) к схожему (но не идентичному) историческому контексту, причем разнообразные по своему жанру (от газетной заметки до академической статьи). <text:line-break/><text:line-break/><text:span text:style-name="T6">Список статей:</text:span><text:line-break/>Marcel van Herpen, <text:span text:style-name="T19">Putinism and Bonapartism: The Ten Resemblances</text:span><text:line-break/>Dorit Geva, <text:span text:style-name="T19">Orbán’s Ordonationalism as Post-Neoliberal Hegemony</text:span><text:span text:style-name="T28"><text:line-break/></text:span>Richard Sakwa (?)<text:line-break/>Григорий Юдин<text:line-break/>Артемий Магун, Capitalism and the Post-Socialist Road to Hell<text:line-break/><text:tab/>or: «Negative imperialization», in Artemy Magun (ed.), Politics of the One: Concepts of the One and the Many in Contemporary Thought. Bloomsbury, 2012; pp. 177-201 <text:s/><text:line-break/>Alec Rasizade, <text:span text:style-name="T19">Putin’s mission in the Russian Thermidor<text:line-break/>Илья Матвеев, «Конец Стабильности»<text:line-break/>Шимов, Владимир Наполеонович, Укрощенная революция<text:line-break/>Казеннов, Путин на пути Луи-Бонапартизма<text:line-break/>Тарасов, Недопесок Наполеон III<text:line-break/>Гусев, Революция возвращается (2012)</text:span><text:line-break/>Фурман? (или оставить до Вебера?) <text:line-break/><text:line-break/><text:span text:style-name="T8">Задание </text:span><text:span text:style-name="T9">2. </text:span></text:p>
      <text:p text:style-name="P4"><text:tab/>«<text:span text:style-name="T41">Капитал» иногда называют кульминацией классической политической экономии – традиции Смита, Рикардо и других. Порог входа в ее понятия и общую свойственную ей картину своего предмета довольно высок. Более того – базовый инструментарий мейнстримной </text:span><text:span text:style-name="T42">(неоклассической) </text:span><text:span text:style-name="T41">экономики мало помогает в ее понимании. Чтобы лучше понять, о чем пойдет речь в политэкономической части раздела </text:span><text:span text:style-name="T43">(а также заложить полезные основы для раздела о Кейнсе и Калецком), в этом задании вы попробуете с помощью простых компьютерных средств смоделировать динамическую систему разделения труда и товарообмена и самостоятельно увидеть некоторые ее базовые теоретические проблемы, суммируемые в одном слове – <text:s/>координация. <text:line-break/> <text:tab/>Формат выполненного задания – текстовый документ с ответами на вопросы </text:span><text:span text:style-name="T44">(и получающимися графиками)</text:span><text:span text:style-name="T43">.<text:line-break/><text:tab/>Текст задания </text:span><text:span text:style-name="T45">(вопросов)</text:span><text:span text:style-name="T43"> и файлы-заготовки будут высланы отдельно.</text:span><text:line-break/> <text:s text:c="132"/></text:p>
      <text:p text:style-name="P3">2. Вебер</text:p>
      <text:p text:style-name="P2"><text:span text:style-name="T17"><text:line-break/></text:span>1.1. Вступительная лекция<text:line-break/>1.2. Лекция<text:line-break/>1.3. Семинар<text:line-break/>1.4. Лекция<text:line-break/>1.5. Семинар<text:line-break/>1.6. Лекция<text:line-break/>1.7. Семинар <text:s text:c="47"/></text:p>
      <text:p text:style-name="P3">3. Кейнс и Калецкий</text:p>
      <text:p text:style-name="P8">Kalecki, M. (1997). 'Political Aspects of Full Employment', Political Quarterly, 14, 322-31.</text:p>
      <text:p text:style-name="P8"/>
      <text:p text:style-name="P2">1.1. Вступительная лекция<text:line-break/>1.2. Лекция<text:line-break/>1.3. Семинар<text:line-break/>1.4. Лекция<text:line-break/><text:soft-page-break/>1.5. Семинар<text:line-break/>1.6. Лекция<text:line-break/>1.7. Семинар<text:line-break/>1.8. Семинар<text:span text:style-name="T17"><text:line-break/><text:line-break/></text:span><text:span text:style-name="T18">4. Арендт</text:span><text:span text:style-name="T17"><text:line-break/></text:span>1.1.<text:line-break/>1.2.<text:line-break/>1.3.<text:line-break/>1.4.<text:line-break/>1.5.<text:line-break/>1.6.</text:p>
      <text:p text:style-name="P6"><text:line-break/></text:p>
      <text:p text:style-name="P6">Всего:<text:line-break/>56 академ часа<text:line-break/>28 пар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OpenSymbol" svg:font-family="OpenSymbol" style:font-charset="x-symbol"/>
    <style:font-face style:name="Tahoma" svg:font-family="Tahoma" style:font-family-generic="system" style:font-pitch="variable"/>
    <style:font-face style:name="Times" svg:font-family="Time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0.3$MacOSX_X86_64 LibreOffice_project/f85e47c08ddd19c015c0114a68350214f7066f5a</meta:generator>
    <meta:initial-creator>Sergey Steblev</meta:initial-creator>
    <dc:date>2023-01-09T20:57:40.279144429</dc:date>
    <dc:creator>Sergey Steblev</dc:creator>
    <meta:editing-duration>PT2H21M7S</meta:editing-duration>
    <meta:editing-cycles>78</meta:editing-cycles>
    <meta:document-statistic meta:table-count="0" meta:image-count="0" meta:object-count="0" meta:page-count="5" meta:paragraph-count="13" meta:word-count="1375" meta:character-count="10489" meta:non-whitespace-character-count="8768"/>
  </office:meta>
</office:document-meta>
</file>